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08000000088878B7B1A85385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f75" officeooo:paragraph-rsid="0011af75"/>
    </style:style>
    <style:style style:name="P2" style:family="paragraph" style:parent-style-name="Standard">
      <style:text-properties officeooo:rsid="0013568e" officeooo:paragraph-rsid="0013568e"/>
    </style:style>
    <style:style style:name="P3" style:family="paragraph" style:parent-style-name="Standard">
      <style:text-properties officeooo:rsid="0013568e" officeooo:paragraph-rsid="0013d5ef"/>
    </style:style>
    <style:style style:name="P4" style:family="paragraph" style:parent-style-name="Standard">
      <style:text-properties officeooo:rsid="0013d5ef" officeooo:paragraph-rsid="0013d5ef"/>
    </style:style>
    <style:style style:name="P5" style:family="paragraph" style:parent-style-name="Standard">
      <style:text-properties officeooo:rsid="001538d3" officeooo:paragraph-rsid="001538d3"/>
    </style:style>
    <style:style style:name="P6" style:family="paragraph" style:parent-style-name="Standard">
      <style:text-properties officeooo:rsid="00173361" officeooo:paragraph-rsid="00173361"/>
    </style:style>
    <style:style style:name="P7" style:family="paragraph" style:parent-style-name="Standard">
      <style:text-properties officeooo:rsid="00173ae2" officeooo:paragraph-rsid="00173ae2"/>
    </style:style>
    <style:style style:name="P8" style:family="paragraph" style:parent-style-name="Standard">
      <style:text-properties officeooo:rsid="00187d5a" officeooo:paragraph-rsid="00187d5a"/>
    </style:style>
    <style:style style:name="P9" style:family="paragraph" style:parent-style-name="Standard">
      <style:text-properties officeooo:rsid="0019c8b4" officeooo:paragraph-rsid="0019c8b4"/>
    </style:style>
    <style:style style:name="P10" style:family="paragraph" style:parent-style-name="Standard">
      <style:text-properties officeooo:rsid="001a3e0f" officeooo:paragraph-rsid="001a3e0f"/>
    </style:style>
    <style:style style:name="P11" style:family="paragraph" style:parent-style-name="Standard">
      <style:text-properties officeooo:rsid="001b1b5d" officeooo:paragraph-rsid="001b1b5d"/>
    </style:style>
    <style:style style:name="P12" style:family="paragraph" style:parent-style-name="Standard">
      <style:text-properties officeooo:rsid="001c4d19" officeooo:paragraph-rsid="001c4d19"/>
    </style:style>
    <style:style style:name="P13" style:family="paragraph" style:parent-style-name="Standard">
      <style:text-properties officeooo:rsid="001cc6a5" officeooo:paragraph-rsid="001cc6a5"/>
    </style:style>
    <style:style style:name="P14" style:family="paragraph" style:parent-style-name="Standard">
      <style:text-properties officeooo:rsid="001d27e7" officeooo:paragraph-rsid="001d27e7"/>
    </style:style>
    <style:style style:name="P15" style:family="paragraph" style:parent-style-name="Standard">
      <style:text-properties officeooo:rsid="001e6c03" officeooo:paragraph-rsid="001e6c03"/>
    </style:style>
    <style:style style:name="P16" style:family="paragraph">
      <loext:graphic-properties draw:fill-color="#ffffff"/>
    </style:style>
    <style:style style:name="P17" style:family="paragraph">
      <style:paragraph-properties fo:text-align="center"/>
    </style:style>
    <style:style style:name="T1" style:family="text">
      <style:text-properties officeooo:rsid="0013d5ef"/>
    </style:style>
    <style:style style:name="T2" style:family="text">
      <style:text-properties officeooo:rsid="001538d3"/>
    </style:style>
    <style:style style:name="T3" style:family="text">
      <style:text-properties officeooo:rsid="00187d5a"/>
    </style:style>
    <style:style style:name="T4" style:family="text">
      <style:text-properties officeooo:rsid="0019c8b4"/>
    </style:style>
    <style:style style:name="T5" style:family="text">
      <style:text-properties officeooo:rsid="001a3e0f"/>
    </style:style>
    <style:style style:name="T6" style:family="text">
      <style:text-properties officeooo:rsid="001b1b5d"/>
    </style:style>
    <style:style style:name="T7" style:family="text">
      <style:text-properties officeooo:rsid="001c4d19"/>
    </style:style>
    <style:style style:name="T8" style:family="text">
      <style:text-properties officeooo:rsid="001d27e7"/>
    </style:style>
    <style:style style:name="T9" style:family="text">
      <style:text-properties officeooo:rsid="001eb488"/>
    </style:style>
    <style:style style:name="gr1" style:family="graphic">
      <style:graphic-properties draw:fill-color="#ffffff" draw:textarea-horizontal-align="justify" draw:textarea-vertical-align="middle" draw:auto-grow-height="false" fo:min-height="0.4909in" fo:min-width="0.3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di 13 nov.odt<text:span text:style-name="T9"> - studiare liste sequenziali, dinamiche, ricorsione</text:span></text:p>
      <text:p text:style-name="P1"/>
      <text:p text:style-name="P1">Inserimento in ordine</text:p>
      <text:p text:style-name="P1"/>
      <text:p text:style-name="P2"><draw:line text:anchor-type="paragraph" draw:z-index="8" draw:name="Shape2" draw:style-name="gr2" draw:text-style-name="P17" svg:x1="0.5228in" svg:y1="0.0846in" svg:x2="0.7165in" svg:y2="0.4362in"><text:p/></draw:line><draw:line text:anchor-type="paragraph" draw:z-index="10" draw:name="Shape2" draw:style-name="gr2" draw:text-style-name="P17" svg:x1="1.1181in" svg:y1="0.1071in" svg:x2="1.3118in" svg:y2="0.4587in"><text:p/></draw:line>Prec [ ]<text:tab/><text:tab/>[ ] Corr<text:span text:style-name="T2"><text:tab/>manca una parte perché ha cancellato. Aveva spostato corr e messo punt</text:span></text:p>
      <text:p text:style-name="P2"><draw:custom-shape text:anchor-type="paragraph" draw:z-index="0" draw:name="Shape1" draw:style-name="gr1" draw:text-style-name="P16" svg:width="0.3724in" svg:height="0.4913in" svg:x="0.5752in" svg:y="0.178in"><text:p>1.41</text:p><text:p/><draw:enhanced-geometry svg:viewBox="0 0 21600 21600" draw:type="rectangle" draw:enhanced-path="M 0 0 L 21600 0 21600 21600 0 21600 0 0 Z N"/></draw:custom-shape><draw:custom-shape text:anchor-type="paragraph" draw:z-index="1" draw:name="Shape1" draw:style-name="gr1" draw:text-style-name="P16" svg:width="0.3724in" svg:height="0.4913in" svg:x="1.2598in" svg:y="0.1854in"><text:p>3.14</text:p><text:p/><draw:enhanced-geometry svg:viewBox="0 0 21600 21600" draw:type="rectangle" draw:enhanced-path="M 0 0 L 21600 0 21600 21600 0 21600 0 0 Z N"/></draw:custom-shape><draw:custom-shape text:anchor-type="paragraph" draw:z-index="2" draw:name="Shape1" draw:style-name="gr1" draw:text-style-name="P16" svg:width="0.3724in" svg:height="0.4913in" svg:x="1.922in" svg:y="0.1701in"><text:p>4.23</text:p><text:p/><draw:enhanced-geometry svg:viewBox="0 0 21600 21600" draw:type="rectangle" draw:enhanced-path="M 0 0 L 21600 0 21600 21600 0 21600 0 0 Z N"/></draw:custom-shape><draw:line text:anchor-type="paragraph" draw:z-index="13" draw:name="Shape2" draw:style-name="gr2" draw:text-style-name="P17" svg:x1="0.7535in" svg:y1="0.0508in" svg:x2="0.7161in" svg:y2="0.2445in"><text:p/></draw:line><draw:line text:anchor-type="paragraph" draw:z-index="14" draw:name="Shape2" draw:style-name="gr2" draw:text-style-name="P17" svg:x1="1.3492in" svg:y1="0.0728in" svg:x2="1.3118in" svg:y2="0.2665in"><text:p/></draw:line>L [ ] --&gt;</text:p>
      <text:p text:style-name="P2"/>
      <text:p text:style-name="P2"><draw:line text:anchor-type="paragraph" draw:z-index="4" draw:name="Shape2" draw:style-name="gr2" draw:text-style-name="P17" svg:x1="0.5752in" svg:y1="0.0917in" svg:x2="0.9472in" svg:y2="0.0917in"><text:p/></draw:line><draw:line text:anchor-type="paragraph" draw:z-index="5" draw:name="Shape2" draw:style-name="gr2" draw:text-style-name="P17" svg:x1="1.2598in" svg:y1="0.0839in" svg:x2="1.6319in" svg:y2="0.0839in"><text:p/></draw:line><draw:line text:anchor-type="paragraph" draw:z-index="6" draw:name="Shape2" draw:style-name="gr2" draw:text-style-name="P17" svg:x1="1.922in" svg:y1="0.0839in" svg:x2="2.2941in" svg:y2="0.0839in"><text:p/></draw:line><draw:line text:anchor-type="paragraph" draw:z-index="9" draw:name="Shape2" draw:style-name="gr2" draw:text-style-name="P17" svg:x1="1.5425in" svg:y1="0.2067in" svg:x2="2.0787in" svg:y2="0.0465in"><text:p/></draw:line><draw:line text:anchor-type="paragraph" draw:z-index="15" draw:name="Shape2" draw:style-name="gr2" draw:text-style-name="P17" svg:x1="2.0783in" svg:y1="0.0465in" svg:x2="2.0409in" svg:y2="0.2402in"><text:p/></draw:line></text:p>
      <text:p text:style-name="P2"><draw:line text:anchor-type="paragraph" draw:z-index="11" draw:name="Shape2" draw:style-name="gr2" draw:text-style-name="P17" svg:x1="1.4756in" svg:y1="0.1902in" svg:x2="1.3783in" svg:y2="0.8594in"><text:p/></draw:line><draw:line text:anchor-type="paragraph" draw:z-index="12" draw:name="Shape2" draw:style-name="gr2" draw:text-style-name="P17" svg:x1="1.4756in" svg:y1="0.1902in" svg:x2="1.55in" svg:y2="0.324in"><text:p/></draw:line></text:p>
      <text:p text:style-name="P2"/>
      <text:p text:style-name="P2"><draw:custom-shape text:anchor-type="paragraph" draw:z-index="3" draw:name="Shape1" draw:style-name="gr1" draw:text-style-name="P16" svg:width="0.3724in" svg:height="0.4913in" svg:x="0.9398in" svg:y="0.0528in"><text:p>2.0</text:p><text:p/><draw:enhanced-geometry svg:viewBox="0 0 21600 21600" draw:type="rectangle" draw:enhanced-path="M 0 0 L 21600 0 21600 21600 0 21600 0 0 Z N"/></draw:custom-shape></text:p>
      <text:p text:style-name="P2"><draw:line text:anchor-type="paragraph" draw:z-index="7" draw:name="Shape2" draw:style-name="gr2" draw:text-style-name="P17" svg:x1="0.9398in" svg:y1="0.1736in" svg:x2="1.3118in" svg:y2="0.1736in"><text:p/></draw:line></text:p>
      <text:p text:style-name="P2"/>
      <text:p text:style-name="P2"/>
      <text:p text:style-name="P2">Elemento *InsInOrdine(Lista L, float Num)</text:p>
      <text:p text:style-name="P2">{</text:p>
      <text:p text:style-name="P2"><text:tab/>Elemento *Corr, *Prec, *Punt;</text:p>
      <text:p text:style-name="P2"><text:tab/>Corr = L;</text:p>
      <text:p text:style-name="P2"><text:tab/>Prec = NULL;</text:p>
      <text:p text:style-name="P2">}</text:p>
      <text:p text:style-name="P2"/>
      <text:p text:style-name="P3">while (Corr != NULL &amp;&amp; Num &gt; Corr→Info)</text:p>
      <text:p text:style-name="P3"><text:span text:style-name="T1">{</text:span><text:line-break/><text:tab/><text:span text:style-name="T1">Prec = Corr;</text:span></text:p>
      <text:p text:style-name="P4"><text:tab/>Corr = Corr-&gt;prox;</text:p>
      <text:p text:style-name="P4">}</text:p>
      <text:p text:style-name="P4">punt = malloc(sizeof(Elemento));</text:p>
      <text:p text:style-name="P4">Punt-&gt; Info = Num;</text:p>
      <text:p text:style-name="P4">Punt-&gt;prox = Corr;</text:p>
      <text:p text:style-name="P4">if (Prec != NULL)</text:p>
      <text:p text:style-name="P4">{</text:p>
      <text:p text:style-name="P4"><text:tab/>Prec<text:span text:style-name="T2"> </text:span>-&gt;<text:span text:style-name="T2"> </text:span>prox = Punt;</text:p>
      <text:p text:style-name="P4"><text:tab/>return L;</text:p>
      <text:p text:style-name="P4">}</text:p>
      <text:p text:style-name="P4">else</text:p>
      <text:p text:style-name="P4"><text:tab/>return Punt;</text:p>
      <text:p text:style-name="P4"/>
      <text:p text:style-name="P5"/>
      <text:p text:style-name="P5">Funzione ricorsiva:</text:p>
      <text:p text:style-name="P5"/>
      <text:p text:style-name="P5">Lista InsInOrdine(Lista L, float Num)</text:p>
      <text:p text:style-name="P5"/>
      <text:p text:style-name="P5">{</text:p>
      <text:p text:style-name="P5"><text:tab/>Elemento *Punt;</text:p>
      <text:p text:style-name="P6"><text:tab/></text:p>
      <text:p text:style-name="P6"><text:tab/>if (L == NULL || Num &lt; L-&gt;info)</text:p>
      <text:p text:style-name="P6"><text:tab/>{</text:p>
      <text:p text:style-name="P6"><text:tab/><text:tab/>Punt = malloc(sizeof(Elemento));</text:p>
      <text:p text:style-name="P6"><text:tab/><text:tab/>Punt-&gt;Info = Num;</text:p>
      <text:p text:style-name="P6"><text:tab/><text:tab/>Punt-&gt;prox = L;</text:p>
      <text:p text:style-name="P6"><text:tab/><text:tab/>return Punt;</text:p>
      <text:p text:style-name="P6"><text:tab/>}</text:p>
      <text:p text:style-name="P6"><text:tab/>else</text:p>
      <text:p text:style-name="P6"><text:tab/>{</text:p>
      <text:p text:style-name="P6"><text:tab/><text:tab/>L-&gt;prox = InsInOrdine (L-&gt;prox, Num);</text:p>
      <text:p text:style-name="P7"><text:tab/><text:tab/>return L;</text:p>
      <text:p text:style-name="P7"><text:tab/>}</text:p>
      <text:p text:style-name="P7"><text:soft-page-break/>}</text:p>
      <text:p text:style-name="P7"/>
      <text:p text:style-name="P7">Lista Cancella(Lista L, float Num)<text:span text:style-name="T3"><text:tab/><text:tab/>// Chiamata: Lis = Cancella(Lis Num);</text:span></text:p>
      <text:p text:style-name="P7"/>
      <text:p text:style-name="P8">{</text:p>
      <text:p text:style-name="P8"><text:tab/>Elem *ptemp;</text:p>
      <text:p text:style-name="P8"><text:tab/>if (L == NULL)</text:p>
      <text:p text:style-name="P8"><text:tab/><text:tab/>return L;</text:p>
      <text:p text:style-name="P8"><text:tab/>if (Num == L-&gt;Info)</text:p>
      <text:p text:style-name="P8"><text:tab/>{</text:p>
      <text:p text:style-name="P8"><text:tab/><text:tab/>pTemp = L-&gt;prox;</text:p>
      <text:p text:style-name="P8"><text:tab/><text:tab/>free(L);</text:p>
      <text:p text:style-name="P8"><text:tab/><text:tab/>return pTemp;</text:p>
      <text:p text:style-name="P8"><text:tab/>}</text:p>
      <text:p text:style-name="P8"><text:tab/>else</text:p>
      <text:p text:style-name="P8"><text:tab/>{</text:p>
      <text:p text:style-name="P8"><text:tab/><text:span text:style-name="T4"><text:tab/>L-&gt;prox </text:span>= Cancella(L-&gt;prox, Num);</text:p>
      <text:p text:style-name="P9"><text:tab/>}</text:p>
      <text:p text:style-name="P9">}</text:p>
      <text:p text:style-name="P9"/>
      <text:p text:style-name="P9">void Inizializza(Lista *pl)</text:p>
      <text:p text:style-name="P9">{</text:p>
      <text:p text:style-name="P9"><text:tab/>*pl = NULL;</text:p>
      <text:p text:style-name="P9">}</text:p>
      <text:p text:style-name="P9"/>
      <text:p text:style-name="P9">// Chiamata: Inizializza(&amp;Lis)</text:p>
      <text:p text:style-name="P8"/>
      <text:p text:style-name="P9">void InsInTesta(Lista *pl, float Num)</text:p>
      <text:p text:style-name="P9"/>
      <text:p text:style-name="P9">{</text:p>
      <text:p text:style-name="P9"><text:tab/>Elemento *Punt;</text:p>
      <text:p text:style-name="P9"><text:tab/>Punt = malloc(sizeof(Elemento));</text:p>
      <text:p text:style-name="P9"><text:tab/>Punt-&gt;Info = Num;</text:p>
      <text:p text:style-name="P9"><text:tab/>Punt-&gt;prox = *pl;</text:p>
      <text:p text:style-name="P9"><text:tab/>*pl = punt;</text:p>
      <text:p text:style-name="P9">}</text:p>
      <text:p text:style-name="P9"/>
      <text:p text:style-name="P9">void InsInCoda(Lista *pl, float Num)</text:p>
      <text:p text:style-name="P9">{</text:p>
      <text:p text:style-name="P9"><text:tab/>Elemento *punt;</text:p>
      <text:p text:style-name="P9"><text:tab/>if (*pl == NULL)</text:p>
      <text:p text:style-name="P9"><text:tab/>{</text:p>
      <text:p text:style-name="P9"><text:tab/><text:tab/>Punt = malloc(sizeof(Elemento));</text:p>
      <text:p text:style-name="P9"><text:tab/><text:tab/>Punt-&gt;Info = Num;</text:p>
      <text:p text:style-name="P9"><text:tab/><text:tab/>Punt-&gt;prox == NULL;</text:p>
      <text:p text:style-name="P10"><text:tab/><text:tab/>*pl = punt;</text:p>
      <text:p text:style-name="P9"><text:tab/>}</text:p>
      <text:p text:style-name="P9"><text:tab/><text:span text:style-name="T5">else</text:span></text:p>
      <text:p text:style-name="P10"><text:tab/>{</text:p>
      <text:p text:style-name="P10"><text:tab/><text:tab/>InsInCoda(&amp;((*pl)-&gt;prox), Num);</text:p>
      <text:p text:style-name="P10"><text:tab/>}</text:p>
      <text:p text:style-name="P10">}</text:p>
      <text:p text:style-name="P10"/>
      <text:p text:style-name="P10">void InsInOrdine(Lista *pl, float Num)</text:p>
      <text:p text:style-name="P10">{</text:p>
      <text:p text:style-name="P10"><text:tab/>Elemento *Prec, *Corr, *Punt;</text:p>
      <text:p text:style-name="P10"><text:tab/>Corr = *pl;</text:p>
      <text:p text:style-name="P10"><text:soft-page-break/><text:tab/>Prec = <text:tab/>NULL;</text:p>
      <text:p text:style-name="P10"><text:tab/>while (Corr != NULL &amp;&amp; Num &gt; Corr-&gt;info)</text:p>
      <text:p text:style-name="P10"><text:tab/>{</text:p>
      <text:p text:style-name="P10"><text:tab/><text:tab/>Prec = Corr;</text:p>
      <text:p text:style-name="P10"><text:tab/><text:tab/>Corr = Corr-&gt;prox;</text:p>
      <text:p text:style-name="P10"><text:tab/>}</text:p>
      <text:p text:style-name="P10"><text:tab/><text:span text:style-name="T6">Punt = malloc(sizeof(Elemento));<text:line-break/><text:tab/>Punt-&gt;Info = Num;</text:span></text:p>
      <text:p text:style-name="P11"><text:tab/>Punt-&gt;prox = Corr;</text:p>
      <text:p text:style-name="P11"><text:tab/>if (Prec != NULL)</text:p>
      <text:p text:style-name="P11"><text:tab/><text:tab/>Prec-&gt;prox = Punt;</text:p>
      <text:p text:style-name="P11"><text:tab/>else</text:p>
      <text:p text:style-name="P11"><text:tab/><text:tab/>*pl = Punt;</text:p>
      <text:p text:style-name="P11">}</text:p>
      <text:p text:style-name="P11"/>
      <text:p text:style-name="P11">void InsInOrdine(Lista *pl, float *Num)</text:p>
      <text:p text:style-name="P11">{</text:p>
      <text:p text:style-name="P11"><text:tab/>Elemento *Punt;</text:p>
      <text:p text:style-name="P11"><text:tab/>if (pl == NULL || Num &lt; <text:span text:style-name="T7">(*pl)-&gt;Info</text:span>)</text:p>
      <text:p text:style-name="P11"><text:tab/>{</text:p>
      <text:p text:style-name="P11"><text:tab/><text:span text:style-name="T7"><text:tab/>Punt = malloc(sizeof(Elemento));</text:span></text:p>
      <text:p text:style-name="P12"><text:tab/><text:tab/>Punt-&gt;Info = Num;<text:line-break/><text:tab/><text:tab/>Punt-&gt;prox = *pl;</text:p>
      <text:p text:style-name="P12"><text:tab/><text:tab/>*pl = Punt;</text:p>
      <text:p text:style-name="P12"><text:tab/>}</text:p>
      <text:p text:style-name="P12"><text:tab/>else</text:p>
      <text:p text:style-name="P12"><text:tab/>{</text:p>
      <text:p text:style-name="P12"><text:tab/><text:tab/>InsInOrdine(&amp;(*pl)-&gt;prox), Num);</text:p>
      <text:p text:style-name="P12"><text:tab/>}</text:p>
      <text:p text:style-name="P12">}</text:p>
      <text:p text:style-name="P12"/>
      <text:p text:style-name="P13">void Cancella(Lista *pl, float Num)</text:p>
      <text:p text:style-name="P13">{</text:p>
      <text:p text:style-name="P13"><text:tab/>Elemento *Punt;</text:p>
      <text:p text:style-name="P13"><text:tab/></text:p>
      <text:p text:style-name="P13"><text:tab/>if (*pl == NULL)</text:p>
      <text:p text:style-name="P13"><text:tab/><text:tab/>return;</text:p>
      <text:p text:style-name="P13"><text:tab/>if ((*pl)-&gt;Info == Num)</text:p>
      <text:p text:style-name="P13"><text:tab/>{</text:p>
      <text:p text:style-name="P13"><text:tab/><text:tab/>Punt = <text:span text:style-name="T8">(*pl)-&gt;Prox;</text:span></text:p>
      <text:p text:style-name="P14"><text:tab/><text:tab/>free(*pl);</text:p>
      <text:p text:style-name="P14"><text:tab/>}</text:p>
      <text:p text:style-name="P14"/>
      <text:p text:style-name="P14"><text:tab/>else</text:p>
      <text:p text:style-name="P14"><text:tab/><text:tab/>Cancella(&amp;((*pl)-&gt;prox), Num); // &amp; è l'indirizzo del puntatore al II elemento</text:p>
      <text:p text:style-name="P1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phere" xlink:href="Pictures/1000000000000008000000088878B7B1A853854C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fill-image-name="Sphere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1.2.1$Linux_X86_64 LibreOffice_project/10$Build-1</meta:generator>
    <meta:editing-cycles>0</meta:editing-cycles>
    <meta:editing-duration>P0D</meta:editing-duration>
    <meta:document-statistic meta:table-count="0" meta:image-count="0" meta:object-count="0" meta:page-count="3" meta:paragraph-count="131" meta:word-count="365" meta:character-count="2136" meta:non-whitespace-character-count="1778"/>
  </office:meta>
</office:document-meta>
</file>